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normal" style:font-weight-asian="normal" style:font-weight-complex="normal"/>
    </style:style>
    <style:style style:name="P4" style:family="paragraph" style:parent-style-name="Table_20_Contents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$test1$</text:p>
      <text:p text:style-name="P2">$test2$ $test2$</text:p>
      <text:p text:style-name="P2"><text:span text:style-name="T1">$</text:span>test3$ $tes<text:span text:style-name="T1">t3$</text:span></text:p>
      <text:p text:style-name="P3">$i$$b$$test4$$/b$ $test4$$/i$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$test7$</text:p>
          </table:table-cell>
          <table:table-cell table:style-name="Таблица1.B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P4">$test7$</text:p>
          </table:table-cell>
        </table:table-row>
      </table:table>
      <text:p text:style-name="P3"/>
      <text:p text:style-name="P3"><draw:frame text:anchor-type="paragraph" draw:z-index="0" draw:style-name="gr1" svg:width="4.843cm" svg:height="0.689cm" svg:x="0.113cm" svg:y="0.404cm"><draw:text-box><text:p>$test6$ <text:span text:style-name="T1">$te</text:span>st6$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$te</text:span>st5$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14T16:17:30.82</meta:creation-date>
    <dc:date>2014-12-14T16:30:21.40</dc:date>
    <meta:editing-duration>PT4M36S</meta:editing-duration>
    <meta:editing-cycles>4</meta:editing-cycles>
    <meta:generator>OpenOffice/4.1.1$Win32 OpenOffice.org_project/411m6$Build-9775</meta:generator>
    <meta:document-statistic meta:table-count="1" meta:image-count="0" meta:object-count="0" meta:page-count="1" meta:paragraph-count="7" meta:word-count="10" meta:character-count="87"/>
  </office:meta>
</office:document-meta>
</file>